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ur adjacent digits in the 1000-digit number that have the greatest product are 9 × 9 × 8 × 9 = 5832.</text:p>
      <text:p text:style-name="P2">73167176531330624919225119674426574742355349194934<text:line-break/>96983520312774506326239578318016984801869478851843<text:line-break/>85861560789112949495459501737958331952853208805511<text:line-break/>12540698747158523863050715693290963295227443043557<text:line-break/>66896648950445244523161731856403098711121722383113<text:line-break/>62229893423380308135336276614282806444486645238749<text:line-break/>30358907296290491560440772390713810515859307960866<text:line-break/>70172427121883998797908792274921901699720888093776<text:line-break/>65727333001053367881220235421809751254540594752243<text:line-break/>52584907711670556013604839586446706324415722155397<text:line-break/>53697817977846174064955149290862569321978468622482<text:line-break/>83972241375657056057490261407972968652414535100474<text:line-break/>82166370484403199890008895243450658541227588666881<text:line-break/>16427171479924442928230863465674813919123162824586<text:line-break/>17866458359124566529476545682848912883142607690042<text:line-break/>24219022671055626321111109370544217506941658960408<text:line-break/>07198403850962455444362981230987879927244284909188<text:line-break/>84580156166097919133875499200524063689912560717606<text:line-break/>05886116467109405077541002256983155200055935729725<text:line-break/>71636269561882670428252483600823257530420752963450</text:p>
      <text:p text:style-name="P1">Find the thirteen adjacent digits in the 1000-digit number that have the greatest product. What is the value of this produc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5T19:04:20.887000000</dc:date>
    <meta:editing-duration>PT35S</meta:editing-duration>
    <meta:editing-cycles>1</meta:editing-cycles>
    <meta:document-statistic meta:table-count="0" meta:image-count="0" meta:object-count="0" meta:page-count="1" meta:paragraph-count="3" meta:word-count="64" meta:character-count="1250" meta:non-whitespace-character-count="1189"/>
    <meta:generator>LibreOffice/4.4.3.2$Windows_x86 LibreOffice_project/88805f81e9fe61362df02b9941de8e38a9b5fd16</meta:generator>
  </office:meta>
</office:document-meta>
</file>